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ampleBeanPostProcessor.postProcessAfterInitialization( Object bean , String bea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ample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ampleBeanPostProcessor.setApplicationContext( 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exampl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ampleBeanPostProcessor.postProcessBeforeInitialization( Object bean ,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ampleApplicationEvent.ExampleApplicationEvent(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exampleBeanPost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ample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plicatePostProcessingTests.withFactoryBeanAndEvent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ampleApplicationEventListener.onApplicationEvent( ExampleApplica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ampleApplicationEventListener.setBeanFactory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exampleApplicationEvent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ample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